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230000138E00000DC3872C4E424A6047C7.wmf" manifest:media-type="image/x-wmf"/>
  <manifest:file-entry manifest:full-path="Pictures/10000201000000F0000000D4BDA95C5B49EA153D.png" manifest:media-type="image/png"/>
  <manifest:file-entry manifest:full-path="Pictures/10000201000003860000025CDF8F6EA888C23F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>
      <style:graphic-properties svg:stroke-opacity="0%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6.9cm" svg:y="5.155cm">
          <draw:image xlink:href="Pictures/10000201000003860000025CDF8F6EA888C23FBE.png" xlink:type="simple" xlink:show="embed" xlink:actuate="onLoad">
            <text:p/>
          </draw:image>
        </draw:frame>
        <draw:frame draw:style-name="gr2" draw:text-style-name="P2" draw:layer="layout" svg:width="2.15cm" svg:height="1.91cm" svg:x="16.289cm" svg:y="9.895cm">
          <draw:image xlink:href="Pictures/10000201000000F0000000D4BDA95C5B49EA153D.png" xlink:type="simple" xlink:show="embed" xlink:actuate="onLoad">
            <text:p/>
          </draw:image>
        </draw:frame>
        <draw:frame draw:style-name="gr2" draw:text-style-name="P2" draw:layer="layout" svg:width="1.435cm" svg:height="1.01cm" draw:transform="rotate (-2.70159514916202) translate (15.882cm 9.366cm)">
          <draw:image xlink:href="Pictures/200001230000138E00000DC3872C4E424A6047C7.wmf" xlink:type="simple" xlink:show="embed" xlink:actuate="onLoad">
            <text:p/>
          </draw:image>
        </draw:frame>
        <draw:frame draw:style-name="gr3" draw:text-style-name="P4" draw:layer="layout" svg:width="4.435cm" svg:height="1.119cm" svg:x="14.241cm" svg:y="6.082cm">
          <draw:text-box>
            <text:p text:style-name="P3"><text:span text:style-name="T1">Blumenrain</text:span></text:p>
          </draw:text-box>
        </draw:frame>
        <draw:polygon draw:style-name="gr4" draw:text-style-name="P5" draw:layer="layout" svg:width="1.707cm" svg:height="3.532cm" svg:x="6.776cm" svg:y="11.872cm" svg:viewBox="0 0 1708 3533" draw:points="0,1882 0,3533 347,3533 1708,261 1013,0">
          <text:p/>
        </draw:polygon>
        <draw:frame draw:style-name="gr5" draw:text-style-name="P4" draw:layer="layout" svg:width="5.187cm" svg:height="1.119cm" svg:x="7.177cm" svg:y="7.849cm">
          <draw:text-box>
            <text:p text:style-name="P3"><text:span text:style-name="T1">Spiegelg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53:03.324195532</meta:creation-date>
    <dc:date>2018-10-21T19:59:49.410309501</dc:date>
    <meta:editing-duration>PT6M48S</meta:editing-duration>
    <meta:editing-cycles>1</meta:editing-cycles>
    <meta:document-statistic meta:object-count="6"/>
    <meta:generator>LibreOffice/5.4.5.1$MacOSX_X86_64 LibreOffice_project/79c9829dd5d8054ec39a82dc51cd9eff340dbee8</meta:generator>
  </office:meta>
</office:document-meta>
</file>